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1336" calcext:value-type="float">
            <text:p>44.4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7016" calcext:value-type="float">
            <text:p>44.1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798" calcext:value-type="float">
            <text:p>44.7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3896" calcext:value-type="float">
            <text:p>45.9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8324" calcext:value-type="float">
            <text:p>46.7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9092" calcext:value-type="float">
            <text:p>43.7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7732" calcext:value-type="float">
            <text:p>44.3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4316" calcext:value-type="float">
            <text:p>46.7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2096" calcext:value-type="float">
            <text:p>45.4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3052" calcext:value-type="float">
            <text:p>44.9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0388" calcext:value-type="float">
            <text:p>43.4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754" calcext:value-type="float">
            <text:p>41.2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7012" calcext:value-type="float">
            <text:p>42.3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762" calcext:value-type="float">
            <text:p>41.9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6884" calcext:value-type="float">
            <text:p>42.8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01" calcext:value-type="float">
            <text:p>42.7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2404" calcext:value-type="float">
            <text:p>41.3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782" calcext:value-type="float">
            <text:p>43.5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3276" calcext:value-type="float">
            <text:p>42.2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9372" calcext:value-type="float">
            <text:p>42.2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2292" calcext:value-type="float">
            <text:p>42.7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5248" calcext:value-type="float">
            <text:p>43.0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874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4" meta:object-count="0"/>
    <meta:user-defined meta:name="AppVersion">3.0</meta:user-defined>
  </office:meta>
</office:document-meta>
</file>